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9000001939A5B48CE0F34F500.png" manifest:media-type="image/png"/>
  <manifest:file-entry manifest:full-path="Pictures/10000001000002CC00000275CC1A2820BE505E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91cm" svg:y="0cm" svg:width="17cm" svg:height="9.195cm" draw:z-index="0"><draw:image xlink:href="Pictures/10000001000002E9000001939A5B48CE0F34F500.png" xlink:type="simple" xlink:show="embed" xlink:actuate="onLoad" draw:mime-type="image/png"/></draw:frame><draw:frame draw:style-name="fr1" draw:name="Image2" text:anchor-type="char" svg:x="-0.185cm" svg:y="9.405cm" svg:width="17cm" svg:height="14.935cm" draw:z-index="1"><draw:image xlink:href="Pictures/10000001000002CC00000275CC1A2820BE505E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4:23:06.681000000</meta:creation-date>
    <dc:date>2024-03-21T14:24:26.570000000</dc:date>
    <meta:editing-duration>PT1M2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